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obsolete</text:p>
          </table:table-cell>
          <table:table-cell table:number-columns-repeated="3" table:style-name="ce20" office:value-type="string" calcext:value-type="string">
            <text:p>N/A</text:p>
          </table:table-cell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4.5.0.2</text:p>
          </table:table-cell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 office:value-type="string" calcext:value-type="string">
            <text:p>0.0.0.1</text:p>
          </table:table-cell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1.0.1</text:p>
          </table:table-cell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1</text:p>
          </table:table-cell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reprint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0.0.1</text:p>
          </table:table-cell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1.1.0.1</text:p>
          </table:table-cell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2.2.0.1</text:p>
          </table:table-cell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3.0.1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2.1.0.0</text:p>
          </table:table-cell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4:24:35.914013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5T14:27:58.664515436</dc:date>
    <meta:editing-duration>PT9H44M4S</meta:editing-duration>
    <meta:editing-cycles>47</meta:editing-cycles>
    <meta:generator>LibreOffice/5.0.4.2$Linux_X86_64 LibreOffice_project/2b9802c1994aa0b7dc6079e128979269cf95bc78</meta:generator>
    <meta:print-date>2016-08-12T14:13:04.331288689</meta:print-date>
    <meta:printed-by>aleph </meta:printed-by>
    <dc:creator>aleph </dc:creator>
    <meta:document-statistic meta:table-count="2" meta:cell-count="245" meta:object-count="0"/>
  </office:meta>
</office:document-meta>
</file>